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waypoint number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dlat</text:p>
          </table:table-cell>
          <table:table-cell office:value-type="string" calcext:value-type="string">
            <text:p>dlon</text:p>
          </table:table-cell>
          <table:table-cell office:value-type="string" calcext:value-type="string">
            <text:p>dlon*clat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clat</text:p>
          </table:table-cell>
          <table:table-cell table:formula="of:=COS(RADIANS([.B2]))" office:value-type="float" office:value="0.763875984311697" calcext:value-type="float">
            <text:p>0.7638759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.192902" calcext:value-type="float">
            <text:p>40.192902</text:p>
          </table:table-cell>
          <table:table-cell office:value-type="float" office:value="-105.089548" calcext:value-type="float">
            <text:p>-105.089548</text:p>
          </table:table-cell>
          <table:table-cell table:formula="of:=([.B2]-[.$B$2])*10000000" office:value-type="float" office:value="0" calcext:value-type="float">
            <text:p>0</text:p>
          </table:table-cell>
          <table:table-cell table:formula="of:=([.C2]-[.$C$2])*10000000" office:value-type="float" office:value="0" calcext:value-type="float">
            <text:p>0</text:p>
          </table:table-cell>
          <table:table-cell table:formula="of:=[.E2]*[.$J$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.193217" calcext:value-type="float">
            <text:p>40.193217</text:p>
          </table:table-cell>
          <table:table-cell office:value-type="float" office:value="-105.089239" calcext:value-type="float">
            <text:p>-105.089239</text:p>
          </table:table-cell>
          <table:table-cell table:formula="of:=([.B3]-[.$B$2])*10000000" office:value-type="float" office:value="3150.00000000509" calcext:value-type="float">
            <text:p>3150.0000000051</text:p>
          </table:table-cell>
          <table:table-cell table:formula="of:=([.C3]-[.$C$2])*10000000" office:value-type="float" office:value="3089.99999987236" calcext:value-type="float">
            <text:p>3089.9999998724</text:p>
          </table:table-cell>
          <table:table-cell table:formula="of:=[.E3]*[.$J$1]" office:value-type="float" office:value="2360.37679142564" calcext:value-type="float">
            <text:p>2360.3767914257</text:p>
          </table:table-cell>
          <table:table-cell table:formula="of:=DEGREES(ATAN2(([.D3]-[.D2]);([.F3]-[.F2])))" office:value-type="float" office:value="36.8451732767268" calcext:value-type="float">
            <text:p>36.8451732767</text:p>
          </table:table-cell>
          <table:table-cell table:formula="of:=SQRT(([.F3]-[.F2])^2+([.D3]-[.D2])^2)" office:value-type="float" office:value="3936.22644134365" calcext:value-type="float">
            <text:p>3936.2264413437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waypoint number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dlat</text:p>
          </table:table-cell>
          <table:table-cell office:value-type="string" calcext:value-type="string">
            <text:p>dlon</text:p>
          </table:table-cell>
          <table:table-cell office:value-type="string" calcext:value-type="string">
            <text:p>dlon*clat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clat</text:p>
          </table:table-cell>
          <table:table-cell table:formula="of:=COS(RADIANS([.B2]))" office:value-type="float" office:value="0.765243615522126" calcext:value-type="float">
            <text:p>0.7652436155</text:p>
          </table:table-cell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40.07133" calcext:value-type="float">
            <text:p>40.07133</text:p>
          </table:table-cell>
          <table:table-cell office:value-type="float" office:value="-105.229763" calcext:value-type="float">
            <text:p>-105.229763</text:p>
          </table:table-cell>
          <table:table-cell table:formula="of:=([.B2]-[.$B$2])*10000000" office:value-type="float" office:value="0" calcext:value-type="float">
            <text:p>0</text:p>
          </table:table-cell>
          <table:table-cell table:formula="of:=([.C2]-[.$C$2])*10000000" office:value-type="float" office:value="0" calcext:value-type="float">
            <text:p>0</text:p>
          </table:table-cell>
          <table:table-cell table:formula="of:=[.E2]*[.$J$1]" office:value-type="float" office:value="0" calcext:value-type="float">
            <text:p>0</text:p>
          </table:table-cell>
          <table:table-cell table:number-columns-repeated="2"/>
          <table:table-cell table:formula="of:=[.D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.071275" calcext:value-type="float">
            <text:p>40.071275</text:p>
          </table:table-cell>
          <table:table-cell office:value-type="float" office:value="-105.230044" calcext:value-type="float">
            <text:p>-105.230044</text:p>
          </table:table-cell>
          <table:table-cell table:formula="of:=([.B3]-[.$B$2])*10000000" office:value-type="float" office:value="-550.000000032469" calcext:value-type="float">
            <text:p>-550.0000000325</text:p>
          </table:table-cell>
          <table:table-cell table:formula="of:=([.C3]-[.$C$2])*10000000" office:value-type="float" office:value="-2810.00000001086" calcext:value-type="float">
            <text:p>-2810.0000000109</text:p>
          </table:table-cell>
          <table:table-cell table:formula="of:=[.E3]*[.$J$1]" office:value-type="float" office:value="-2150.33455962548" calcext:value-type="float">
            <text:p>-2150.3345596255</text:p>
          </table:table-cell>
          <table:table-cell table:formula="of:=DEGREES(ATAN2(([.D3]-[.D2]);([.F3]-[.F2])))" office:value-type="float" office:value="-104.347191672102" calcext:value-type="float">
            <text:p>-104.3471916721</text:p>
          </table:table-cell>
          <table:table-cell table:formula="of:=SQRT(([.F3]-[.F2])^2+([.D3]-[.D2])^2)" office:value-type="float" office:value="2219.55822594395" calcext:value-type="float">
            <text:p>2219.558225944</text:p>
          </table:table-cell>
          <table:table-cell table:formula="of:=CONCATENATE([.I2];&quot; &quot;;TEXT([.D3];&quot;0&quot;))" office:value-type="string" office:string-value="0 -550" calcext:value-type="string">
            <text:p>0 -550</text:p>
          </table:table-cell>
          <table:table-cell table:formula="of:=CONCATENATE([.J2];&quot; &quot;;TEXT([.E3];&quot;0&quot;))" office:value-type="string" office:string-value="0 -2810" calcext:value-type="string">
            <text:p>0 -28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.070678" calcext:value-type="float">
            <text:p>40.070678</text:p>
          </table:table-cell>
          <table:table-cell office:value-type="float" office:value="-105.229754" calcext:value-type="float">
            <text:p>-105.229754</text:p>
          </table:table-cell>
          <table:table-cell table:formula="of:=([.B4]-[.$B$2])*10000000" office:value-type="float" office:value="-6520.00000002317" calcext:value-type="float">
            <text:p>-6520.0000000232</text:p>
          </table:table-cell>
          <table:table-cell table:formula="of:=([.C4]-[.$C$2])*10000000" office:value-type="float" office:value="90.0000000569889" calcext:value-type="float">
            <text:p>90.000000057</text:p>
          </table:table-cell>
          <table:table-cell table:formula="of:=[.E4]*[.$J$1]" office:value-type="float" office:value="68.8719254406018" calcext:value-type="float">
            <text:p>68.8719254406</text:p>
          </table:table-cell>
          <table:table-cell table:formula="of:=DEGREES(ATAN2(([.D4]-[.D3]);([.F4]-[.F3])))" office:value-type="float" office:value="159.60857173389" calcext:value-type="float">
            <text:p>159.6085717339</text:p>
          </table:table-cell>
          <table:table-cell table:formula="of:=SQRT(([.F4]-[.F3])^2+([.D4]-[.D3])^2)" office:value-type="float" office:value="6369.126896463" calcext:value-type="float">
            <text:p>6369.126896463</text:p>
          </table:table-cell>
          <table:table-cell table:formula="of:=CONCATENATE([.I3];&quot; &quot;;TEXT([.D4];&quot;0&quot;))" office:value-type="string" office:string-value="0 -550 -6520" calcext:value-type="string">
            <text:p>0 -550 -6520</text:p>
          </table:table-cell>
          <table:table-cell table:formula="of:=CONCATENATE([.J3];&quot; &quot;;TEXT([.E4];&quot;0&quot;))" office:value-type="string" office:string-value="0 -2810 90" calcext:value-type="string">
            <text:p>0 -2810 9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.070872" calcext:value-type="float">
            <text:p>40.070872</text:p>
          </table:table-cell>
          <table:table-cell office:value-type="float" office:value="-105.229109" calcext:value-type="float">
            <text:p>-105.229109</text:p>
          </table:table-cell>
          <table:table-cell table:formula="of:=([.B5]-[.$B$2])*10000000" office:value-type="float" office:value="-4580.00000001846" calcext:value-type="float">
            <text:p>-4580.0000000185</text:p>
          </table:table-cell>
          <table:table-cell table:formula="of:=([.C5]-[.$C$2])*10000000" office:value-type="float" office:value="6540.00000011479" calcext:value-type="float">
            <text:p>6540.0000001148</text:p>
          </table:table-cell>
          <table:table-cell table:formula="of:=[.E5]*[.$J$1]" office:value-type="float" office:value="5004.69324560255" calcext:value-type="float">
            <text:p>5004.6932456026</text:p>
          </table:table-cell>
          <table:table-cell table:formula="of:=DEGREES(ATAN2(([.D5]-[.D4]);([.F5]-[.F4])))" office:value-type="float" office:value="68.5429388367207" calcext:value-type="float">
            <text:p>68.5429388367</text:p>
          </table:table-cell>
          <table:table-cell table:formula="of:=SQRT(([.F5]-[.F4])^2+([.D5]-[.D4])^2)" office:value-type="float" office:value="5303.3887378339" calcext:value-type="float">
            <text:p>5303.3887378339</text:p>
          </table:table-cell>
          <table:table-cell table:formula="of:=CONCATENATE([.I4];&quot; &quot;;TEXT([.D5];&quot;0&quot;))" office:value-type="string" office:string-value="0 -550 -6520 -4580" calcext:value-type="string">
            <text:p>0 -550 -6520 -4580</text:p>
          </table:table-cell>
          <table:table-cell table:formula="of:=CONCATENATE([.J4];&quot; &quot;;TEXT([.E5];&quot;0&quot;))" office:value-type="string" office:string-value="0 -2810 90 6540" calcext:value-type="string">
            <text:p>0 -2810 90 654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.071112" calcext:value-type="float">
            <text:p>40.071112</text:p>
          </table:table-cell>
          <table:table-cell office:value-type="float" office:value="-105.229338" calcext:value-type="float">
            <text:p>-105.229338</text:p>
          </table:table-cell>
          <table:table-cell table:formula="of:=([.B6]-[.$B$2])*10000000" office:value-type="float" office:value="-2180.00000003826" calcext:value-type="float">
            <text:p>-2180.0000000383</text:p>
          </table:table-cell>
          <table:table-cell table:formula="of:=([.C6]-[.$C$2])*10000000" office:value-type="float" office:value="4250.00000007003" calcext:value-type="float">
            <text:p>4250.00000007</text:p>
          </table:table-cell>
          <table:table-cell table:formula="of:=[.E6]*[.$J$1]" office:value-type="float" office:value="3252.28536602263" calcext:value-type="float">
            <text:p>3252.2853660226</text:p>
          </table:table-cell>
          <table:table-cell table:formula="of:=DEGREES(ATAN2(([.D6]-[.D5]);([.F6]-[.F5])))" office:value-type="float" office:value="-36.1357959078592" calcext:value-type="float">
            <text:p>-36.1357959079</text:p>
          </table:table-cell>
          <table:table-cell table:formula="of:=SQRT(([.F6]-[.F5])^2+([.D6]-[.D5])^2)" office:value-type="float" office:value="2971.68864054072" calcext:value-type="float">
            <text:p>2971.6886405407</text:p>
          </table:table-cell>
          <table:table-cell table:formula="of:=CONCATENATE([.I5];&quot; &quot;;TEXT([.D6];&quot;0&quot;))" office:value-type="string" office:string-value="0 -550 -6520 -4580 -2180" calcext:value-type="string">
            <text:p>0 -550 -6520 -4580 -2180</text:p>
          </table:table-cell>
          <table:table-cell table:formula="of:=CONCATENATE([.J5];&quot; &quot;;TEXT([.E6];&quot;0&quot;))" office:value-type="string" office:string-value="0 -2810 90 6540 4250" calcext:value-type="string">
            <text:p>0 -2810 90 6540 42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0.071402" calcext:value-type="float">
            <text:p>40.071402</text:p>
          </table:table-cell>
          <table:table-cell office:value-type="float" office:value="-105.229465" calcext:value-type="float">
            <text:p>-105.229465</text:p>
          </table:table-cell>
          <table:table-cell table:formula="of:=([.B7]-[.$B$2])*10000000" office:value-type="float" office:value="719.999999958532" calcext:value-type="float">
            <text:p>719.9999999585</text:p>
          </table:table-cell>
          <table:table-cell table:formula="of:=([.C7]-[.$C$2])*10000000" office:value-type="float" office:value="2980.00000000798" calcext:value-type="float">
            <text:p>2980.000000008</text:p>
          </table:table-cell>
          <table:table-cell table:formula="of:=[.E7]*[.$J$1]" office:value-type="float" office:value="2280.42597426204" calcext:value-type="float">
            <text:p>2280.425974262</text:p>
          </table:table-cell>
          <table:table-cell table:formula="of:=DEGREES(ATAN2(([.D7]-[.D6]);([.F7]-[.F6])))" office:value-type="float" office:value="-18.5272333453024" calcext:value-type="float">
            <text:p>-18.5272333453</text:p>
          </table:table-cell>
          <table:table-cell table:formula="of:=SQRT(([.F7]-[.F6])^2+([.D7]-[.D6])^2)" office:value-type="float" office:value="3058.514455963" calcext:value-type="float">
            <text:p>3058.514455963</text:p>
          </table:table-cell>
          <table:table-cell table:formula="of:=CONCATENATE([.I6];&quot; &quot;;TEXT([.D7];&quot;0&quot;))" office:value-type="string" office:string-value="0 -550 -6520 -4580 -2180 720" calcext:value-type="string">
            <text:p>0 -550 -6520 -4580 -2180 720</text:p>
          </table:table-cell>
          <table:table-cell table:formula="of:=CONCATENATE([.J6];&quot; &quot;;TEXT([.E7];&quot;0&quot;))" office:value-type="string" office:string-value="0 -2810 90 6540 4250 2980" calcext:value-type="string">
            <text:p>0 -2810 90 6540 4250 2980</text:p>
          </table:table-cell>
        </table:table-row>
        <table:table-row table:style-name="ro2">
          <table:table-cell office:value-type="string" calcext:value-type="string">
            <text:p>back to 1</text:p>
          </table:table-cell>
          <table:table-cell table:formula="of:=[.B3]" office:value-type="float" office:value="40.071275" calcext:value-type="float">
            <text:p>40.071275</text:p>
          </table:table-cell>
          <table:table-cell table:formula="of:=[.C3]" office:value-type="float" office:value="-105.230044" calcext:value-type="float">
            <text:p>-105.230044</text:p>
          </table:table-cell>
          <table:table-cell table:formula="of:=([.B8]-[.$B$2])*10000000" office:value-type="float" office:value="-550.000000032469" calcext:value-type="float">
            <text:p>-550.0000000325</text:p>
          </table:table-cell>
          <table:table-cell table:formula="of:=([.C8]-[.$C$2])*10000000" office:value-type="float" office:value="-2810.00000001086" calcext:value-type="float">
            <text:p>-2810.0000000109</text:p>
          </table:table-cell>
          <table:table-cell table:formula="of:=[.E8]*[.$J$1]" office:value-type="float" office:value="-2150.33455962548" calcext:value-type="float">
            <text:p>-2150.3345596255</text:p>
          </table:table-cell>
          <table:table-cell table:formula="of:=DEGREES(ATAN2(([.D8]-[.D7]);([.F8]-[.F7])))" office:value-type="float" office:value="-105.994023720428" calcext:value-type="float">
            <text:p>-105.9940237204</text:p>
          </table:table-cell>
          <table:table-cell table:formula="of:=SQRT(([.F8]-[.F7])^2+([.D8]-[.D7])^2)" office:value-type="float" office:value="4609.17985205963" calcext:value-type="float">
            <text:p>4609.1798520596</text:p>
          </table:table-cell>
          <table:table-cell table:formula="of:=CONCATENATE([.I7];&quot; &quot;;TEXT([.D8];&quot;0&quot;))" office:value-type="string" office:string-value="0 -550 -6520 -4580 -2180 720 -550" calcext:value-type="string">
            <text:p>0 -550 -6520 -4580 -2180 720 -550</text:p>
          </table:table-cell>
          <table:table-cell table:formula="of:=CONCATENATE([.J7];&quot; &quot;;TEXT([.E8];&quot;0&quot;))" office:value-type="string" office:string-value="0 -2810 90 6540 4250 2980 -2810" calcext:value-type="string">
            <text:p>0 -2810 90 6540 4250 2980 -28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4:14:41.808000000</meta:creation-date>
    <dc:date>2014-06-21T11:20:30.007844354</dc:date>
    <meta:editing-duration>PT1H19M15S</meta:editing-duration>
    <meta:editing-cycles>2</meta:editing-cycles>
    <meta:generator>LibreOffice/4.1.3.2$Linux_X86_64 LibreOffice_project/410m0$Build-2</meta:generator>
    <meta:document-statistic meta:table-count="2" meta:cell-count="102" meta:object-count="0"/>
  </office:meta>
</office:document-meta>
</file>